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723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4.6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2"/>
    <style:style style:name="ce6" style:family="table-cell" style:parent-style-name="Default" style:data-style-name="N113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ntal mål</text:p>
          </table:table-cell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Pos.</text:p>
          </table:table-cell>
          <table:table-cell table:style-name="ce1" office:value-type="string">
            <text:p>Team</text:p>
          </table:table-cell>
          <table:table-cell table:style-name="ce1" office:value-type="string">
            <text:p>G</text:p>
          </table:table-cell>
          <table:table-cell table:style-name="ce1" office:value-type="string">
            <text:p>Pl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D</text:p>
          </table:table-cell>
          <table:table-cell table:style-name="ce1" office:value-type="string">
            <text:p>L</text:p>
          </table:table-cell>
          <table:table-cell table:style-name="ce1" office:value-type="string">
            <text:p>Pts</text:p>
          </table:table-cell>
          <table:table-cell table:style-name="ce1" office:value-type="string">
            <text:p>GF</text:p>
          </table:table-cell>
          <table:table-cell table:style-name="ce1" office:value-type="string">
            <text:p>GA</text:p>
          </table:table-cell>
          <table:table-cell table:style-name="ce1" office:value-type="string">
            <text:p>GD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string">
            <text:p> <text:a xlink:href="https://en.wikipedia.org/wiki/France_national_football_team">France</text:a></text:p>
          </table:table-cell>
          <table:table-cell office:value-type="string">
            <text:p><text:a xlink:href="https://en.wikipedia.org/wiki/2018_FIFA_World_Cup_Group_C">C</text:a></text:p>
          </table:table-cell>
          <table:table-cell table:style-name="ce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2">
            <text:p>2</text:p>
          </table:table-cell>
          <table:table-cell table:style-name="ce2" office:value-type="string">
            <text:p> <text:a xlink:href="https://en.wikipedia.org/wiki/Croatia_national_football_team">Croatia</text:a></text:p>
          </table:table-cell>
          <table:table-cell office:value-type="string">
            <text:p><text:a xlink:href="https://en.wikipedia.org/wiki/2018_FIFA_World_Cup_Group_D">D</text:a></text:p>
          </table:table-cell>
          <table:table-cell table:style-name="ce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 <text:a xlink:href="https://en.wikipedia.org/wiki/Belgium_national_football_team">Belgium</text:a></text:p>
          </table:table-cell>
          <table:table-cell office:value-type="string">
            <text:p><text:a xlink:href="https://en.wikipedia.org/wiki/2018_FIFA_World_Cup_Group_G">G</text:a></text:p>
          </table:table-cell>
          <table:table-cell table:style-name="ce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4">
            <text:p>4</text:p>
          </table:table-cell>
          <table:table-cell table:style-name="ce2" office:value-type="string">
            <text:p> <text:a xlink:href="https://en.wikipedia.org/wiki/England_national_football_team">England</text:a></text:p>
          </table:table-cell>
          <table:table-cell office:value-type="string">
            <text:p><text:a xlink:href="https://en.wikipedia.org/wiki/2018_FIFA_World_Cup_Group_G">G</text:a></text:p>
          </table:table-cell>
          <table:table-cell table:style-name="ce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table:number-columns-spanned="11" table:number-rows-spanned="1">
            <text:p>Eliminated in the quarter-finals</text:p>
          </table:table-cell>
          <table:covered-table-cell/>
          <table:covered-table-cell table:number-columns-repeated="6" table:style-name="Default"/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ce2" office:value-type="float" office:value="5">
            <text:p>5</text:p>
          </table:table-cell>
          <table:table-cell table:style-name="ce2" office:value-type="string">
            <text:p> <text:a xlink:href="https://en.wikipedia.org/wiki/Uruguay_national_football_team">Uruguay</text:a></text:p>
          </table:table-cell>
          <table:table-cell office:value-type="string">
            <text:p><text:a xlink:href="https://en.wikipedia.org/wiki/2018_FIFA_World_Cup_Group_A">A</text:a></text:p>
          </table:table-cell>
          <table:table-cell table:style-name="ce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6">
            <text:p>6</text:p>
          </table:table-cell>
          <table:table-cell table:style-name="ce2" office:value-type="string">
            <text:p> <text:a xlink:href="https://en.wikipedia.org/wiki/Brazil_national_football_team">Brazil</text:a></text:p>
          </table:table-cell>
          <table:table-cell office:value-type="string">
            <text:p><text:a xlink:href="https://en.wikipedia.org/wiki/2018_FIFA_World_Cup_Group_E">E</text:a></text:p>
          </table:table-cell>
          <table:table-cell table:style-name="ce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7">
            <text:p>7</text:p>
          </table:table-cell>
          <table:table-cell table:style-name="ce2" office:value-type="string">
            <text:p> <text:a xlink:href="https://en.wikipedia.org/wiki/Sweden_national_football_team">Sweden</text:a></text:p>
          </table:table-cell>
          <table:table-cell office:value-type="string">
            <text:p><text:a xlink:href="https://en.wikipedia.org/wiki/2018_FIFA_World_Cup_Group_F">F</text:a></text:p>
          </table:table-cell>
          <table:table-cell table:style-name="ce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8">
            <text:p>8</text:p>
          </table:table-cell>
          <table:table-cell table:style-name="ce2" office:value-type="string">
            <text:p> <text:a xlink:href="https://en.wikipedia.org/wiki/Russia_national_football_team">Russia</text:a></text:p>
          </table:table-cell>
          <table:table-cell office:value-type="string">
            <text:p><text:a xlink:href="https://en.wikipedia.org/wiki/2018_FIFA_World_Cup_Group_A">A</text:a></text:p>
          </table:table-cell>
          <table:table-cell table:style-name="ce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table:number-columns-spanned="11" table:number-rows-spanned="1">
            <text:p>Eliminated in the round of 16</text:p>
          </table:table-cell>
          <table:covered-table-cell/>
          <table:covered-table-cell table:number-columns-repeated="6" table:style-name="Default"/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ce2" office:value-type="float" office:value="9">
            <text:p>9</text:p>
          </table:table-cell>
          <table:table-cell table:style-name="ce2" office:value-type="string">
            <text:p> <text:a xlink:href="https://en.wikipedia.org/wiki/Colombia_national_football_team">Colombia</text:a></text:p>
          </table:table-cell>
          <table:table-cell office:value-type="string">
            <text:p><text:a xlink:href="https://en.wikipedia.org/wiki/2018_FIFA_World_Cup_Group_H">H</text:a></text:p>
          </table:table-cell>
          <table:table-cell table:style-name="ce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3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0">
            <text:p>10</text:p>
          </table:table-cell>
          <table:table-cell table:style-name="ce2" office:value-type="string">
            <text:p> <text:a xlink:href="https://en.wikipedia.org/wiki/Spain_national_football_team">Spain</text:a></text:p>
          </table:table-cell>
          <table:table-cell office:value-type="string">
            <text:p><text:a xlink:href="https://en.wikipedia.org/wiki/2018_FIFA_World_Cup_Group_B">B</text:a></text:p>
          </table:table-cell>
          <table:table-cell table:style-name="ce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1">
            <text:p>11</text:p>
          </table:table-cell>
          <table:table-cell table:style-name="ce2" office:value-type="string">
            <text:p> <text:a xlink:href="https://en.wikipedia.org/wiki/Denmark_national_football_team">Denmark</text:a></text:p>
          </table:table-cell>
          <table:table-cell office:value-type="string">
            <text:p><text:a xlink:href="https://en.wikipedia.org/wiki/2018_FIFA_World_Cup_Group_C">C</text:a></text:p>
          </table:table-cell>
          <table:table-cell table:style-name="ce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2">
            <text:p>12</text:p>
          </table:table-cell>
          <table:table-cell table:style-name="ce2" office:value-type="string">
            <text:p> <text:a xlink:href="https://en.wikipedia.org/wiki/Mexico_national_football_team">Mexico</text:a></text:p>
          </table:table-cell>
          <table:table-cell office:value-type="string">
            <text:p><text:a xlink:href="https://en.wikipedia.org/wiki/2018_FIFA_World_Cup_Group_F">F</text:a></text:p>
          </table:table-cell>
          <table:table-cell table:style-name="ce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−3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3">
            <text:p>13</text:p>
          </table:table-cell>
          <table:table-cell table:style-name="ce2" office:value-type="string">
            <text:p> <text:a xlink:href="https://en.wikipedia.org/wiki/Portugal_national_football_team">Portugal</text:a></text:p>
          </table:table-cell>
          <table:table-cell office:value-type="string">
            <text:p><text:a xlink:href="https://en.wikipedia.org/wiki/2018_FIFA_World_Cup_Group_B">B</text:a></text:p>
          </table:table-cell>
          <table:table-cell table:style-name="ce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4">
            <text:p>14</text:p>
          </table:table-cell>
          <table:table-cell table:style-name="ce2" office:value-type="string">
            <text:p>  <text:a xlink:href="https://en.wikipedia.org/wiki/Switzerland_national_football_team">Switzerland</text:a></text:p>
          </table:table-cell>
          <table:table-cell office:value-type="string">
            <text:p><text:a xlink:href="https://en.wikipedia.org/wiki/2018_FIFA_World_Cup_Group_E">E</text:a></text:p>
          </table:table-cell>
          <table:table-cell table:style-name="ce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5">
            <text:p>15</text:p>
          </table:table-cell>
          <table:table-cell table:style-name="ce2" office:value-type="string">
            <text:p> <text:a xlink:href="https://en.wikipedia.org/wiki/Japan_national_football_team">Japan</text:a></text:p>
          </table:table-cell>
          <table:table-cell office:value-type="string">
            <text:p><text:a xlink:href="https://en.wikipedia.org/wiki/2018_FIFA_World_Cup_Group_H">H</text:a></text:p>
          </table:table-cell>
          <table:table-cell table:style-name="ce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−1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6">
            <text:p>16</text:p>
          </table:table-cell>
          <table:table-cell table:style-name="ce2" office:value-type="string">
            <text:p> <text:a xlink:href="https://en.wikipedia.org/wiki/Argentina_national_football_team">Argentina</text:a></text:p>
          </table:table-cell>
          <table:table-cell office:value-type="string">
            <text:p><text:a xlink:href="https://en.wikipedia.org/wiki/2018_FIFA_World_Cup_Group_D">D</text:a></text:p>
          </table:table-cell>
          <table:table-cell table:style-name="ce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−3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table:number-columns-spanned="11" table:number-rows-spanned="1">
            <text:p>Eliminated in the group stage</text:p>
          </table:table-cell>
          <table:covered-table-cell/>
          <table:covered-table-cell table:number-columns-repeated="6" table:style-name="Default"/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ce2" office:value-type="float" office:value="17">
            <text:p>17</text:p>
          </table:table-cell>
          <table:table-cell table:style-name="ce2" office:value-type="string">
            <text:p> <text:a xlink:href="https://en.wikipedia.org/wiki/Senegal_national_football_team">Senegal</text:a></text:p>
          </table:table-cell>
          <table:table-cell office:value-type="string">
            <text:p><text:a xlink:href="https://en.wikipedia.org/wiki/2018_FIFA_World_Cup_Group_H">H</text:a></text:p>
          </table:table-cell>
          <table:table-cell table:style-name="ce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8">
            <text:p>18</text:p>
          </table:table-cell>
          <table:table-cell table:style-name="ce2" office:value-type="string">
            <text:p> <text:a xlink:href="https://en.wikipedia.org/wiki/Iran_national_football_team">Iran</text:a></text:p>
          </table:table-cell>
          <table:table-cell office:value-type="string">
            <text:p><text:a xlink:href="https://en.wikipedia.org/wiki/2018_FIFA_World_Cup_Group_B">B</text:a></text:p>
          </table:table-cell>
          <table:table-cell table:style-name="ce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9">
            <text:p>19</text:p>
          </table:table-cell>
          <table:table-cell table:style-name="ce2" office:value-type="string">
            <text:p> <text:a xlink:href="https://en.wikipedia.org/wiki/South_Korea_national_football_team">South Korea</text:a></text:p>
          </table:table-cell>
          <table:table-cell office:value-type="string">
            <text:p><text:a xlink:href="https://en.wikipedia.org/wiki/2018_FIFA_World_Cup_Group_F">F</text:a></text:p>
          </table:table-cell>
          <table:table-cell table:style-name="ce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20">
            <text:p>20</text:p>
          </table:table-cell>
          <table:table-cell table:style-name="ce2" office:value-type="string">
            <text:p> <text:a xlink:href="https://en.wikipedia.org/wiki/Peru_national_football_team">Peru</text:a></text:p>
          </table:table-cell>
          <table:table-cell office:value-type="string">
            <text:p><text:a xlink:href="https://en.wikipedia.org/wiki/2018_FIFA_World_Cup_Group_C">C</text:a></text:p>
          </table:table-cell>
          <table:table-cell table:style-name="ce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21">
            <text:p>21</text:p>
          </table:table-cell>
          <table:table-cell table:style-name="ce2" office:value-type="string">
            <text:p> <text:a xlink:href="https://en.wikipedia.org/wiki/Nigeria_national_football_team">Nigeria</text:a></text:p>
          </table:table-cell>
          <table:table-cell office:value-type="string">
            <text:p><text:a xlink:href="https://en.wikipedia.org/wiki/2018_FIFA_World_Cup_Group_D">D</text:a></text:p>
          </table:table-cell>
          <table:table-cell table:style-name="ce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−1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22">
            <text:p>22</text:p>
          </table:table-cell>
          <table:table-cell table:style-name="ce2" office:value-type="string">
            <text:p> <text:a xlink:href="https://en.wikipedia.org/wiki/Serbia_national_football_team">Serbia</text:a></text:p>
          </table:table-cell>
          <table:table-cell office:value-type="string">
            <text:p><text:a xlink:href="https://en.wikipedia.org/wiki/2018_FIFA_World_Cup_Group_E">E</text:a></text:p>
          </table:table-cell>
          <table:table-cell table:style-name="ce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−2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23">
            <text:p>23</text:p>
          </table:table-cell>
          <table:table-cell table:style-name="ce2" office:value-type="string">
            <text:p> <text:a xlink:href="https://en.wikipedia.org/wiki/Germany_national_football_team">Germany</text:a></text:p>
          </table:table-cell>
          <table:table-cell office:value-type="string">
            <text:p><text:a xlink:href="https://en.wikipedia.org/wiki/2018_FIFA_World_Cup_Group_F">F</text:a></text:p>
          </table:table-cell>
          <table:table-cell table:style-name="ce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−2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24">
            <text:p>24</text:p>
          </table:table-cell>
          <table:table-cell table:style-name="ce2" office:value-type="string">
            <text:p> <text:a xlink:href="https://en.wikipedia.org/wiki/Tunisia_national_football_team">Tunisia</text:a></text:p>
          </table:table-cell>
          <table:table-cell office:value-type="string">
            <text:p><text:a xlink:href="https://en.wikipedia.org/wiki/2018_FIFA_World_Cup_Group_G">G</text:a></text:p>
          </table:table-cell>
          <table:table-cell table:style-name="ce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−3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25">
            <text:p>25</text:p>
          </table:table-cell>
          <table:table-cell table:style-name="ce2" office:value-type="string">
            <text:p> <text:a xlink:href="https://en.wikipedia.org/wiki/Poland_national_football_team">Poland</text:a></text:p>
          </table:table-cell>
          <table:table-cell office:value-type="string">
            <text:p><text:a xlink:href="https://en.wikipedia.org/wiki/2018_FIFA_World_Cup_Group_H">H</text:a></text:p>
          </table:table-cell>
          <table:table-cell table:style-name="ce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−3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26">
            <text:p>26</text:p>
          </table:table-cell>
          <table:table-cell table:style-name="ce2" office:value-type="string">
            <text:p> <text:a xlink:href="https://en.wikipedia.org/wiki/Saudi_Arabia_national_football_team">Saudi Arabia</text:a></text:p>
          </table:table-cell>
          <table:table-cell office:value-type="string">
            <text:p><text:a xlink:href="https://en.wikipedia.org/wiki/2018_FIFA_World_Cup_Group_A">A</text:a></text:p>
          </table:table-cell>
          <table:table-cell table:style-name="ce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−5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27">
            <text:p>27</text:p>
          </table:table-cell>
          <table:table-cell table:style-name="ce2" office:value-type="string">
            <text:p> <text:a xlink:href="https://en.wikipedia.org/wiki/Morocco_national_football_team">Morocco</text:a></text:p>
          </table:table-cell>
          <table:table-cell office:value-type="string">
            <text:p><text:a xlink:href="https://en.wikipedia.org/wiki/2018_FIFA_World_Cup_Group_B">B</text:a></text:p>
          </table:table-cell>
          <table:table-cell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−2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28">
            <text:p>28</text:p>
          </table:table-cell>
          <table:table-cell table:style-name="ce2" office:value-type="string">
            <text:p> <text:a xlink:href="https://en.wikipedia.org/wiki/Australia_men%27s_national_soccer_team">Australia</text:a></text:p>
          </table:table-cell>
          <table:table-cell office:value-type="string">
            <text:p><text:a xlink:href="https://en.wikipedia.org/wiki/2018_FIFA_World_Cup_Group_C">C</text:a></text:p>
          </table:table-cell>
          <table:table-cell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−3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29">
            <text:p>29</text:p>
          </table:table-cell>
          <table:table-cell table:style-name="ce2" office:value-type="string">
            <text:p> <text:a xlink:href="https://en.wikipedia.org/wiki/Iceland_national_football_team">Iceland</text:a></text:p>
          </table:table-cell>
          <table:table-cell office:value-type="string">
            <text:p><text:a xlink:href="https://en.wikipedia.org/wiki/2018_FIFA_World_Cup_Group_D">D</text:a></text:p>
          </table:table-cell>
          <table:table-cell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−3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30">
            <text:p>30</text:p>
          </table:table-cell>
          <table:table-cell table:style-name="ce2" office:value-type="string">
            <text:p> <text:a xlink:href="https://en.wikipedia.org/wiki/Costa_Rica_national_football_team">Costa Rica</text:a></text:p>
          </table:table-cell>
          <table:table-cell office:value-type="string">
            <text:p><text:a xlink:href="https://en.wikipedia.org/wiki/2018_FIFA_World_Cup_Group_E">E</text:a></text:p>
          </table:table-cell>
          <table:table-cell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−3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31">
            <text:p>31</text:p>
          </table:table-cell>
          <table:table-cell table:style-name="ce2" office:value-type="string">
            <text:p> <text:a xlink:href="https://en.wikipedia.org/wiki/Egypt_national_football_team">Egypt</text:a></text:p>
          </table:table-cell>
          <table:table-cell office:value-type="string">
            <text:p><text:a xlink:href="https://en.wikipedia.org/wiki/2018_FIFA_World_Cup_Group_A">A</text:a>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−4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32">
            <text:p>32</text:p>
          </table:table-cell>
          <table:table-cell table:style-name="ce2" office:value-type="string">
            <text:p> <text:a xlink:href="https://en.wikipedia.org/wiki/Panama_national_football_team">Panama</text:a></text:p>
          </table:table-cell>
          <table:table-cell office:value-type="string">
            <text:p><text:a xlink:href="https://en.wikipedia.org/wiki/2018_FIFA_World_Cup_Group_G">G</text:a>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−9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Default" table:formula="of:=SUM([.F6:.F40])/2" office:value-type="float" office:value="64">
            <text:p>64</text:p>
          </table:table-cell>
          <table:table-cell table:style-name="Default" table:number-columns-repeated="4"/>
          <table:table-cell office:value-type="float" office:value="169">
            <text:p>169</text:p>
          </table:table-cell>
          <table:table-cell/>
          <table:table-cell table:formula="of:=[.K43]/[.F43]" office:value-type="float" office:value="2.640625">
            <text:p>2,640625</text:p>
          </table:table-cell>
          <table:table-cell table:formula="of:=[.M43]/2" office:value-type="float" office:value="1.3203125">
            <text:p>1,3203125</text:p>
          </table:table-cell>
        </table:table-row>
        <table:table-row table:style-name="ro1" table:number-rows-repeated="4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4"/>
          <table:table-cell table:style-name="Default" office:value-type="string">
            <text:p>Hold</text:p>
          </table:table-cell>
          <table:table-cell table:style-name="Default" office:value-type="string">
            <text:p>Odds betfair</text:p>
          </table:table-cell>
          <table:table-cell table:style-name="Default" office:value-type="string">
            <text:p>xgAvg</text:p>
          </table:table-cell>
          <table:table-cell table:style-name="Default" office:value-type="string">
            <text:p>xGAAvg</text:p>
          </table:table-cell>
          <table:table-cell table:style-name="Default" office:value-type="string">
            <text:p>Attack Power</text:p>
          </table:table-cell>
          <table:table-cell table:style-name="Default" office:value-type="string">
            <text:p>Defense Power</text:p>
          </table:table-cell>
          <table:table-cell office:value-type="string">
            <text:p>AvgG</text:p>
          </table:table-cell>
          <table:table-cell table:number-columns-repeated="3"/>
        </table:table-row>
        <table:table-row table:style-name="ro1">
          <table:table-cell table:formula="of:=LN([.C49])-0.15" office:value-type="float" office:value="0.399077913432245">
            <text:p>0,3990779134</text:p>
          </table:table-cell>
          <table:table-cell table:formula="of:=4/[.C49]+0.32" office:value-type="float" office:value="2.62992821360106">
            <text:p>2,6299282136</text:p>
          </table:table-cell>
          <table:table-cell table:formula="of:=LN([.F49])" office:value-type="float" office:value="1.73165554515835">
            <text:p>1,7316555452</text:p>
          </table:table-cell>
          <table:table-cell office:value-type="float" office:value="1">
            <text:p>1</text:p>
          </table:table-cell>
          <table:table-cell office:value-type="string">
            <text:p>Brazil</text:p>
          </table:table-cell>
          <table:table-cell office:value-type="float" office:value="5.65">
            <text:p>5,65</text:p>
          </table:table-cell>
          <table:table-cell table:style-name="ce5" table:formula="of:=[.B49]" office:value-type="float" office:value="2.62992821360106">
            <text:p>2,62993</text:p>
          </table:table-cell>
          <table:table-cell table:style-name="ce5" table:formula="of:=[.A49]" office:value-type="float" office:value="0.399077913432245">
            <text:p>0,39908</text:p>
          </table:table-cell>
          <table:table-cell table:style-name="ce5" table:formula="of:=[.G49]/[.$G$82]" office:value-type="float" office:value="1.99194923453074">
            <text:p>1,99195</text:p>
          </table:table-cell>
          <table:table-cell table:style-name="ce5" table:formula="of:=[.H49]/[.$H$82]" office:value-type="float" office:value="0.298635063568399">
            <text:p>0,29864</text:p>
          </table:table-cell>
          <table:table-cell table:number-columns-repeated="4"/>
        </table:table-row>
        <table:table-row table:style-name="ro1">
          <table:table-cell table:formula="of:=LN([.C50])-0.15" office:value-type="float" office:value="0.563547829426966">
            <text:p>0,5635478294</text:p>
          </table:table-cell>
          <table:table-cell table:formula="of:=4/[.C50]+0.32" office:value-type="float" office:value="2.27961207295768">
            <text:p>2,279612073</text:p>
          </table:table-cell>
          <table:table-cell table:formula="of:=LN([.F50])" office:value-type="float" office:value="2.04122032885964">
            <text:p>2,0412203289</text:p>
          </table:table-cell>
          <table:table-cell office:value-type="float" office:value="2">
            <text:p>2</text:p>
          </table:table-cell>
          <table:table-cell office:value-type="string">
            <text:p>France</text:p>
          </table:table-cell>
          <table:table-cell office:value-type="float" office:value="7.7">
            <text:p>7,7</text:p>
          </table:table-cell>
          <table:table-cell table:style-name="ce5" table:formula="of:=[.B50]" office:value-type="float" office:value="2.27961207295768">
            <text:p>2,27961</text:p>
          </table:table-cell>
          <table:table-cell table:style-name="ce5" table:formula="of:=[.A50]" office:value-type="float" office:value="0.563547829426966">
            <text:p>0,56355</text:p>
          </table:table-cell>
          <table:table-cell table:style-name="ce5" table:formula="of:=[.G50]/[.$G$82]" office:value-type="float" office:value="1.72661424759478">
            <text:p>1,72661</text:p>
          </table:table-cell>
          <table:table-cell table:style-name="ce5" table:formula="of:=[.H50]/[.$H$82]" office:value-type="float" office:value="0.421709987449176">
            <text:p>0,42171</text:p>
          </table:table-cell>
          <table:table-cell table:number-columns-repeated="4"/>
        </table:table-row>
        <table:table-row table:style-name="ro1">
          <table:table-cell table:formula="of:=LN([.C51])-0.15" office:value-type="float" office:value="0.621645477318759">
            <text:p>0,6216454773</text:p>
          </table:table-cell>
          <table:table-cell table:formula="of:=4/[.C51]+0.32" office:value-type="float" office:value="2.16900726916576">
            <text:p>2,1690072692</text:p>
          </table:table-cell>
          <table:table-cell table:formula="of:=LN([.F51])" office:value-type="float" office:value="2.16332302566054">
            <text:p>2,1633230257</text:p>
          </table:table-cell>
          <table:table-cell office:value-type="float" office:value="3">
            <text:p>3</text:p>
          </table:table-cell>
          <table:table-cell office:value-type="string">
            <text:p>Argentina</text:p>
          </table:table-cell>
          <table:table-cell office:value-type="float" office:value="8.7">
            <text:p>8,7</text:p>
          </table:table-cell>
          <table:table-cell table:style-name="ce5" table:formula="of:=[.B51]" office:value-type="float" office:value="2.16900726916576">
            <text:p>2,16901</text:p>
          </table:table-cell>
          <table:table-cell table:style-name="ce5" table:formula="of:=[.A51]" office:value-type="float" office:value="0.621645477318759">
            <text:p>0,62165</text:p>
          </table:table-cell>
          <table:table-cell table:style-name="ce5" table:formula="of:=[.G51]/[.$G$82]" office:value-type="float" office:value="1.64284041943121">
            <text:p>1,64284</text:p>
          </table:table-cell>
          <table:table-cell table:style-name="ce5" table:formula="of:=[.H51]/[.$H$82]" office:value-type="float" office:value="0.46518519413782">
            <text:p>0,46519</text:p>
          </table:table-cell>
          <table:table-cell table:number-columns-repeated="4"/>
        </table:table-row>
        <table:table-row table:style-name="ro1">
          <table:table-cell table:formula="of:=LN([.C52])-0.15" office:value-type="float" office:value="0.652008042921676">
            <text:p>0,6520080429</text:p>
          </table:table-cell>
          <table:table-cell table:formula="of:=4/[.C52]+0.32" office:value-type="float" office:value="2.11371039026224">
            <text:p>2,1137103903</text:p>
          </table:table-cell>
          <table:table-cell table:formula="of:=LN([.F52])" office:value-type="float" office:value="2.23001440015921">
            <text:p>2,2300144002</text:p>
          </table:table-cell>
          <table:table-cell office:value-type="float" office:value="4">
            <text:p>4</text:p>
          </table:table-cell>
          <table:table-cell office:value-type="string">
            <text:p>England</text:p>
          </table:table-cell>
          <table:table-cell office:value-type="float" office:value="9.3">
            <text:p>9,3</text:p>
          </table:table-cell>
          <table:table-cell table:style-name="ce5" table:formula="of:=[.B52]" office:value-type="float" office:value="2.11371039026224">
            <text:p>2,11371</text:p>
          </table:table-cell>
          <table:table-cell table:style-name="ce5" table:formula="of:=[.A52]" office:value-type="float" office:value="0.652008042921676">
            <text:p>0,65201</text:p>
          </table:table-cell>
          <table:table-cell table:style-name="ce5" table:formula="of:=[.G52]/[.$G$82]" office:value-type="float" office:value="1.60095768855128">
            <text:p>1,60096</text:p>
          </table:table-cell>
          <table:table-cell table:style-name="ce5" table:formula="of:=[.H52]/[.$H$82]" office:value-type="float" office:value="0.487905887024439">
            <text:p>0,48791</text:p>
          </table:table-cell>
          <table:table-cell table:number-columns-repeated="4"/>
        </table:table-row>
        <table:table-row table:style-name="ro1">
          <table:table-cell table:formula="of:=LN([.C53])-0.15" office:value-type="float" office:value="0.694699217803163">
            <text:p>0,6946992178</text:p>
          </table:table-cell>
          <table:table-cell table:formula="of:=4/[.C53]+0.32" office:value-type="float" office:value="2.03874632339828">
            <text:p>2,0387463234</text:p>
          </table:table-cell>
          <table:table-cell table:formula="of:=LN([.F53])" office:value-type="float" office:value="2.32727770558442">
            <text:p>2,3272777056</text:p>
          </table:table-cell>
          <table:table-cell office:value-type="float" office:value="5">
            <text:p>5</text:p>
          </table:table-cell>
          <table:table-cell office:value-type="string">
            <text:p>Spain</text:p>
          </table:table-cell>
          <table:table-cell office:value-type="float" office:value="10.25">
            <text:p>10,25</text:p>
          </table:table-cell>
          <table:table-cell table:style-name="ce5" table:formula="of:=[.B53]" office:value-type="float" office:value="2.03874632339828">
            <text:p>2,03875</text:p>
          </table:table-cell>
          <table:table-cell table:style-name="ce5" table:formula="of:=[.A53]" office:value-type="float" office:value="0.694699217803163">
            <text:p>0,69470</text:p>
          </table:table-cell>
          <table:table-cell table:style-name="ce5" table:formula="of:=[.G53]/[.$G$82]" office:value-type="float" office:value="1.54417871837455">
            <text:p>1,54418</text:p>
          </table:table-cell>
          <table:table-cell table:style-name="ce5" table:formula="of:=[.H53]/[.$H$82]" office:value-type="float" office:value="0.519852234580722">
            <text:p>0,51985</text:p>
          </table:table-cell>
          <table:table-cell table:number-columns-repeated="4"/>
        </table:table-row>
        <table:table-row table:style-name="ro1">
          <table:table-cell table:formula="of:=LN([.C54])-0.15" office:value-type="float" office:value="0.768498667385907">
            <text:p>0,7684986674</text:p>
          </table:table-cell>
          <table:table-cell table:formula="of:=4/[.C54]+0.32" office:value-type="float" office:value="1.91647120029586">
            <text:p>1,9164712003</text:p>
          </table:table-cell>
          <table:table-cell table:formula="of:=LN([.F54])" office:value-type="float" office:value="2.50552593699074">
            <text:p>2,505525937</text:p>
          </table:table-cell>
          <table:table-cell office:value-type="float" office:value="6">
            <text:p>6</text:p>
          </table:table-cell>
          <table:table-cell office:value-type="string">
            <text:p>Germany</text:p>
          </table:table-cell>
          <table:table-cell office:value-type="float" office:value="12.25">
            <text:p>12,25</text:p>
          </table:table-cell>
          <table:table-cell table:style-name="ce5" table:formula="of:=[.B54]" office:value-type="float" office:value="1.91647120029586">
            <text:p>1,91647</text:p>
          </table:table-cell>
          <table:table-cell table:style-name="ce5" table:formula="of:=[.A54]" office:value-type="float" office:value="0.768498667385907">
            <text:p>0,76850</text:p>
          </table:table-cell>
          <table:table-cell table:style-name="ce5" table:formula="of:=[.G54]/[.$G$82]" office:value-type="float" office:value="1.45156560574038">
            <text:p>1,45157</text:p>
          </table:table-cell>
          <table:table-cell table:style-name="ce5" table:formula="of:=[.H54]/[.$H$82]" office:value-type="float" office:value="0.575077298598697">
            <text:p>0,57508</text:p>
          </table:table-cell>
          <table:table-cell table:number-columns-repeated="4"/>
        </table:table-row>
        <table:table-row table:style-name="ro1">
          <table:table-cell table:formula="of:=LN([.C55])-0.15" office:value-type="float" office:value="0.852314105401986">
            <text:p>0,8523141054</text:p>
          </table:table-cell>
          <table:table-cell table:formula="of:=4/[.C55]+0.32" office:value-type="float" office:value="1.7881164544904">
            <text:p>1,7881164545</text:p>
          </table:table-cell>
          <table:table-cell table:formula="of:=LN([.F55])" office:value-type="float" office:value="2.72457950305342">
            <text:p>2,7245795031</text:p>
          </table:table-cell>
          <table:table-cell office:value-type="float" office:value="7">
            <text:p>7</text:p>
          </table:table-cell>
          <table:table-cell office:value-type="string">
            <text:p>Netherlands</text:p>
          </table:table-cell>
          <table:table-cell office:value-type="float" office:value="15.25">
            <text:p>15,25</text:p>
          </table:table-cell>
          <table:table-cell table:style-name="ce5" table:formula="of:=[.B55]" office:value-type="float" office:value="1.7881164544904">
            <text:p>1,78812</text:p>
          </table:table-cell>
          <table:table-cell table:style-name="ce5" table:formula="of:=[.A55]" office:value-type="float" office:value="0.852314105401986">
            <text:p>0,85231</text:p>
          </table:table-cell>
          <table:table-cell table:style-name="ce5" table:formula="of:=[.G55]/[.$G$82]" office:value-type="float" office:value="1.3543476906911">
            <text:p>1,35435</text:p>
          </table:table-cell>
          <table:table-cell table:style-name="ce5" table:formula="of:=[.H55]/[.$H$82]" office:value-type="float" office:value="0.63779745378011">
            <text:p>0,63780</text:p>
          </table:table-cell>
          <table:table-cell table:number-columns-repeated="4"/>
        </table:table-row>
        <table:table-row table:style-name="ro1">
          <table:table-cell table:formula="of:=LN([.C56])-0.15" office:value-type="float" office:value="0.896551030516551">
            <text:p>0,8965510305</text:p>
          </table:table-cell>
          <table:table-cell table:formula="of:=4/[.C56]+0.32" office:value-type="float" office:value="1.72458702978762">
            <text:p>1,7245870298</text:p>
          </table:table-cell>
          <table:table-cell table:formula="of:=LN([.F56])" office:value-type="float" office:value="2.84781214347737">
            <text:p>2,8478121435</text:p>
          </table:table-cell>
          <table:table-cell office:value-type="float" office:value="8">
            <text:p>8</text:p>
          </table:table-cell>
          <table:table-cell office:value-type="string">
            <text:p>Portugal</text:p>
          </table:table-cell>
          <table:table-cell office:value-type="float" office:value="17.25">
            <text:p>17,25</text:p>
          </table:table-cell>
          <table:table-cell table:style-name="ce5" table:formula="of:=[.B56]" office:value-type="float" office:value="1.72458702978762">
            <text:p>1,72459</text:p>
          </table:table-cell>
          <table:table-cell table:style-name="ce5" table:formula="of:=[.A56]" office:value-type="float" office:value="0.896551030516551">
            <text:p>0,89655</text:p>
          </table:table-cell>
          <table:table-cell table:style-name="ce5" table:formula="of:=[.G56]/[.$G$82]" office:value-type="float" office:value="1.30622949938367">
            <text:p>1,30623</text:p>
          </table:table-cell>
          <table:table-cell table:style-name="ce5" table:formula="of:=[.H56]/[.$H$82]" office:value-type="float" office:value="0.670900505838393">
            <text:p>0,67090</text:p>
          </table:table-cell>
          <table:table-cell table:number-columns-repeated="4"/>
        </table:table-row>
        <table:table-row table:style-name="ro1">
          <table:table-cell table:formula="of:=LN([.C57])-0.15" office:value-type="float" office:value="0.925409764087249">
            <text:p>0,9254097641</text:p>
          </table:table-cell>
          <table:table-cell table:formula="of:=4/[.C57]+0.32" office:value-type="float" office:value="1.68463172954789">
            <text:p>1,6846317295</text:p>
          </table:table-cell>
          <table:table-cell table:formula="of:=LN([.F57])" office:value-type="float" office:value="2.93119375241642">
            <text:p>2,9311937524</text:p>
          </table:table-cell>
          <table:table-cell office:value-type="float" office:value="9">
            <text:p>9</text:p>
          </table:table-cell>
          <table:table-cell office:value-type="string">
            <text:p>Belgium</text:p>
          </table:table-cell>
          <table:table-cell office:value-type="float" office:value="18.75">
            <text:p>18,75</text:p>
          </table:table-cell>
          <table:table-cell table:style-name="ce5" table:formula="of:=[.B57]" office:value-type="float" office:value="1.68463172954789">
            <text:p>1,68463</text:p>
          </table:table-cell>
          <table:table-cell table:style-name="ce5" table:formula="of:=[.A57]" office:value-type="float" office:value="0.925409764087249">
            <text:p>0,92541</text:p>
          </table:table-cell>
          <table:table-cell table:style-name="ce5" table:formula="of:=[.G57]/[.$G$82]" office:value-type="float" office:value="1.27596672288796">
            <text:p>1,27597</text:p>
          </table:table-cell>
          <table:table-cell table:style-name="ce5" table:formula="of:=[.H57]/[.$H$82]" office:value-type="float" office:value="0.692495862144304">
            <text:p>0,69250</text:p>
          </table:table-cell>
          <table:table-cell table:number-columns-repeated="4"/>
        </table:table-row>
        <table:table-row table:style-name="ro1">
          <table:table-cell table:formula="of:=LN([.C58])-0.15" office:value-type="float" office:value="1.14843580158963">
            <text:p>1,1484358016</text:p>
          </table:table-cell>
          <table:table-cell table:formula="of:=4/[.C58]+0.32" office:value-type="float" office:value="1.41183368163759">
            <text:p>1,4118336816</text:p>
          </table:table-cell>
          <table:table-cell table:formula="of:=LN([.F58])" office:value-type="float" office:value="3.66356164612965">
            <text:p>3,6635616461</text:p>
          </table:table-cell>
          <table:table-cell office:value-type="float" office:value="10">
            <text:p>10</text:p>
          </table:table-cell>
          <table:table-cell office:value-type="string">
            <text:p>Denmark</text:p>
          </table:table-cell>
          <table:table-cell office:value-type="float" office:value="39">
            <text:p>39</text:p>
          </table:table-cell>
          <table:table-cell table:style-name="ce5" table:formula="of:=[.B58]" office:value-type="float" office:value="1.41183368163759">
            <text:p>1,41183</text:p>
          </table:table-cell>
          <table:table-cell table:style-name="ce5" table:formula="of:=[.A58]" office:value-type="float" office:value="1.14843580158963">
            <text:p>1,14844</text:p>
          </table:table-cell>
          <table:table-cell table:style-name="ce5" table:formula="of:=[.G58]/[.$G$82]" office:value-type="float" office:value="1.06934516572676">
            <text:p>1,06935</text:p>
          </table:table-cell>
          <table:table-cell table:style-name="ce5" table:formula="of:=[.H58]/[.$H$82]" office:value-type="float" office:value="0.859389074334657">
            <text:p>0,85939</text:p>
          </table:table-cell>
          <table:table-cell table:number-columns-repeated="4"/>
        </table:table-row>
        <table:table-row table:style-name="ro1">
          <table:table-cell table:formula="of:=LN([.C59])-0.15" office:value-type="float" office:value="1.24915751187912">
            <text:p>1,2491575119</text:p>
          </table:table-cell>
          <table:table-cell table:formula="of:=4/[.C59]+0.32" office:value-type="float" office:value="1.30721922597808">
            <text:p>1,307219226</text:p>
          </table:table-cell>
          <table:table-cell table:formula="of:=LN([.F59])" office:value-type="float" office:value="4.05178494780331">
            <text:p>4,0517849478</text:p>
          </table:table-cell>
          <table:table-cell office:value-type="float" office:value="11">
            <text:p>11</text:p>
          </table:table-cell>
          <table:table-cell office:value-type="string">
            <text:p>Croatia</text:p>
          </table:table-cell>
          <table:table-cell office:value-type="float" office:value="57.5">
            <text:p>57,5</text:p>
          </table:table-cell>
          <table:table-cell table:style-name="ce5" table:formula="of:=[.B59]" office:value-type="float" office:value="1.30721922597808">
            <text:p>1,30722</text:p>
          </table:table-cell>
          <table:table-cell table:style-name="ce5" table:formula="of:=[.A59]" office:value-type="float" office:value="1.24915751187912">
            <text:p>1,24916</text:p>
          </table:table-cell>
          <table:table-cell table:style-name="ce5" table:formula="of:=[.G59]/[.$G$82]" office:value-type="float" office:value="0.990108522006178">
            <text:p>0,99011</text:p>
          </table:table-cell>
          <table:table-cell table:style-name="ce5" table:formula="of:=[.H59]/[.$H$82]" office:value-type="float" office:value="0.934760407456874">
            <text:p>0,93476</text:p>
          </table:table-cell>
          <table:table-cell table:number-columns-repeated="4"/>
        </table:table-row>
        <table:table-row table:style-name="ro1">
          <table:table-cell table:formula="of:=LN([.C60])-0.15" office:value-type="float" office:value="1.28796788770616">
            <text:p>1,2879678877</text:p>
          </table:table-cell>
          <table:table-cell table:formula="of:=4/[.C60]+0.32" office:value-type="float" office:value="1.26963884807637">
            <text:p>1,2696388481</text:p>
          </table:table-cell>
          <table:table-cell table:formula="of:=LN([.F60])" office:value-type="float" office:value="4.21212759787848">
            <text:p>4,2121275979</text:p>
          </table:table-cell>
          <table:table-cell office:value-type="float" office:value="12">
            <text:p>12</text:p>
          </table:table-cell>
          <table:table-cell office:value-type="string">
            <text:p>Uruguay</text:p>
          </table:table-cell>
          <table:table-cell office:value-type="float" office:value="67.5">
            <text:p>67,5</text:p>
          </table:table-cell>
          <table:table-cell table:style-name="ce5" table:formula="of:=[.B60]" office:value-type="float" office:value="1.26963884807637">
            <text:p>1,26964</text:p>
          </table:table-cell>
          <table:table-cell table:style-name="ce5" table:formula="of:=[.A60]" office:value-type="float" office:value="1.28796788770616">
            <text:p>1,28797</text:p>
          </table:table-cell>
          <table:table-cell table:style-name="ce5" table:formula="of:=[.G60]/[.$G$82]" office:value-type="float" office:value="0.961644549260631">
            <text:p>0,96164</text:p>
          </table:table-cell>
          <table:table-cell table:style-name="ce5" table:formula="of:=[.H60]/[.$H$82]" office:value-type="float" office:value="0.963802703865962">
            <text:p>0,96380</text:p>
          </table:table-cell>
          <table:table-cell table:number-columns-repeated="4"/>
        </table:table-row>
        <table:table-row table:style-name="ro1">
          <table:table-cell table:formula="of:=LN([.C61])-0.15" office:value-type="float" office:value="1.3601055563068">
            <text:p>1,3601055563</text:p>
          </table:table-cell>
          <table:table-cell table:formula="of:=4/[.C61]+0.32" office:value-type="float" office:value="1.20354664299452">
            <text:p>1,203546643</text:p>
          </table:table-cell>
          <table:table-cell table:formula="of:=LN([.F61])" office:value-type="float" office:value="4.52720864451838">
            <text:p>4,5272086445</text:p>
          </table:table-cell>
          <table:table-cell office:value-type="float" office:value="13">
            <text:p>13</text:p>
          </table:table-cell>
          <table:table-cell office:value-type="string">
            <text:p>Senegal</text:p>
          </table:table-cell>
          <table:table-cell office:value-type="float" office:value="92.5">
            <text:p>92,5</text:p>
          </table:table-cell>
          <table:table-cell table:style-name="ce5" table:formula="of:=[.B61]" office:value-type="float" office:value="1.20354664299452">
            <text:p>1,20355</text:p>
          </table:table-cell>
          <table:table-cell table:style-name="ce5" table:formula="of:=[.A61]" office:value-type="float" office:value="1.3601055563068">
            <text:p>1,36011</text:p>
          </table:table-cell>
          <table:table-cell table:style-name="ce5" table:formula="of:=[.G61]/[.$G$82]" office:value-type="float" office:value="0.911585267550823">
            <text:p>0,91159</text:p>
          </table:table-cell>
          <table:table-cell table:style-name="ce5" table:formula="of:=[.H61]/[.$H$82]" office:value-type="float" office:value="1.01778423610099">
            <text:p>1,01778</text:p>
          </table:table-cell>
          <table:table-cell table:number-columns-repeated="4"/>
        </table:table-row>
        <table:table-row table:style-name="ro1">
          <table:table-cell table:formula="of:=LN([.C62])-0.15" office:value-type="float" office:value="1.42449728399522">
            <text:p>1,424497284</text:p>
          </table:table-cell>
          <table:table-cell table:formula="of:=4/[.C62]+0.32" office:value-type="float" office:value="1.14844657941282">
            <text:p>1,1484465794</text:p>
          </table:table-cell>
          <table:table-cell table:formula="of:=LN([.F62])" office:value-type="float" office:value="4.8283137373023">
            <text:p>4,8283137373</text:p>
          </table:table-cell>
          <table:table-cell office:value-type="float" office:value="14">
            <text:p>14</text:p>
          </table:table-cell>
          <table:table-cell office:value-type="string">
            <text:p>Serbia</text:p>
          </table:table-cell>
          <table:table-cell office:value-type="float" office:value="125">
            <text:p>125</text:p>
          </table:table-cell>
          <table:table-cell table:style-name="ce5" table:formula="of:=[.B62]" office:value-type="float" office:value="1.14844657941282">
            <text:p>1,14845</text:p>
          </table:table-cell>
          <table:table-cell table:style-name="ce5" table:formula="of:=[.A62]" office:value-type="float" office:value="1.42449728399522">
            <text:p>1,42450</text:p>
          </table:table-cell>
          <table:table-cell table:style-name="ce5" table:formula="of:=[.G62]/[.$G$82]" office:value-type="float" office:value="0.869851607709252">
            <text:p>0,86985</text:p>
          </table:table-cell>
          <table:table-cell table:style-name="ce5" table:formula="of:=[.H62]/[.$H$82]" office:value-type="float" office:value="1.06596938252046">
            <text:p>1,06597</text:p>
          </table:table-cell>
          <table:table-cell table:number-columns-repeated="4"/>
        </table:table-row>
        <table:table-row table:style-name="ro1">
          <table:table-cell table:formula="of:=LN([.C63])-0.15" office:value-type="float" office:value="1.48040563993356">
            <text:p>1,4804056399</text:p>
          </table:table-cell>
          <table:table-cell table:formula="of:=4/[.C63]+0.32" office:value-type="float" office:value="1.10340045353917">
            <text:p>1,1034004535</text:p>
          </table:table-cell>
          <table:table-cell table:formula="of:=LN([.F63])" office:value-type="float" office:value="5.10594547390058">
            <text:p>5,1059454739</text:p>
          </table:table-cell>
          <table:table-cell office:value-type="float" office:value="15">
            <text:p>15</text:p>
          </table:table-cell>
          <table:table-cell office:value-type="string">
            <text:p>Switzerland</text:p>
          </table:table-cell>
          <table:table-cell office:value-type="float" office:value="165">
            <text:p>165</text:p>
          </table:table-cell>
          <table:table-cell table:style-name="ce5" table:formula="of:=[.B63]" office:value-type="float" office:value="1.10340045353917">
            <text:p>1,10340</text:p>
          </table:table-cell>
          <table:table-cell table:style-name="ce5" table:formula="of:=[.A63]" office:value-type="float" office:value="1.48040563993356">
            <text:p>1,48041</text:p>
          </table:table-cell>
          <table:table-cell table:style-name="ce5" table:formula="of:=[.G63]/[.$G$82]" office:value-type="float" office:value="0.835732959341388">
            <text:p>0,83573</text:p>
          </table:table-cell>
          <table:table-cell table:style-name="ce5" table:formula="of:=[.H63]/[.$H$82]" office:value-type="float" office:value="1.10780631427661">
            <text:p>1,10781</text:p>
          </table:table-cell>
          <table:table-cell table:number-columns-repeated="4"/>
        </table:table-row>
        <table:table-row table:style-name="ro1">
          <table:table-cell table:formula="of:=LN([.C64])-0.15" office:value-type="float" office:value="1.54737287371485">
            <text:p>1,5473728737</text:p>
          </table:table-cell>
          <table:table-cell table:formula="of:=4/[.C64]+0.32" office:value-type="float" office:value="1.05265635085982">
            <text:p>1,0526563509</text:p>
          </table:table-cell>
          <table:table-cell table:formula="of:=LN([.F64])" office:value-type="float" office:value="5.45958551414416">
            <text:p>5,4595855141</text:p>
          </table:table-cell>
          <table:table-cell office:value-type="float" office:value="16">
            <text:p>16</text:p>
          </table:table-cell>
          <table:table-cell office:value-type="string">
            <text:p>Poland</text:p>
          </table:table-cell>
          <table:table-cell office:value-type="float" office:value="235">
            <text:p>235</text:p>
          </table:table-cell>
          <table:table-cell table:style-name="ce5" table:formula="of:=[.B64]" office:value-type="float" office:value="1.05265635085982">
            <text:p>1,05266</text:p>
          </table:table-cell>
          <table:table-cell table:style-name="ce5" table:formula="of:=[.A64]" office:value-type="float" office:value="1.54737287371485">
            <text:p>1,54737</text:p>
          </table:table-cell>
          <table:table-cell table:style-name="ce5" table:formula="of:=[.G64]/[.$G$82]" office:value-type="float" office:value="0.797298573198704">
            <text:p>0,79730</text:p>
          </table:table-cell>
          <table:table-cell table:style-name="ce5" table:formula="of:=[.H64]/[.$H$82]" office:value-type="float" office:value="1.15791874456692">
            <text:p>1,15792</text:p>
          </table:table-cell>
          <table:table-cell table:number-columns-repeated="4"/>
        </table:table-row>
        <table:table-row table:style-name="ro1">
          <table:table-cell table:formula="of:=LN([.C65])-0.15" office:value-type="float" office:value="1.55122168601435">
            <text:p>1,551221686</text:p>
          </table:table-cell>
          <table:table-cell table:formula="of:=4/[.C65]+0.32" office:value-type="float" office:value="1.04984191367982">
            <text:p>1,0498419137</text:p>
          </table:table-cell>
          <table:table-cell table:formula="of:=LN([.F65])" office:value-type="float" office:value="5.48063892334199">
            <text:p>5,4806389233</text:p>
          </table:table-cell>
          <table:table-cell office:value-type="float" office:value="17">
            <text:p>17</text:p>
          </table:table-cell>
          <table:table-cell office:value-type="string">
            <text:p>Mexico</text:p>
          </table:table-cell>
          <table:table-cell office:value-type="float" office:value="240">
            <text:p>240</text:p>
          </table:table-cell>
          <table:table-cell table:style-name="ce5" table:formula="of:=[.B65]" office:value-type="float" office:value="1.04984191367982">
            <text:p>1,04984</text:p>
          </table:table-cell>
          <table:table-cell table:style-name="ce5" table:formula="of:=[.A65]" office:value-type="float" office:value="1.55122168601435">
            <text:p>1,55122</text:p>
          </table:table-cell>
          <table:table-cell table:style-name="ce5" table:formula="of:=[.G65]/[.$G$82]" office:value-type="float" office:value="0.79516687395408">
            <text:p>0,79517</text:p>
          </table:table-cell>
          <table:table-cell table:style-name="ce5" table:formula="of:=[.H65]/[.$H$82]" office:value-type="float" office:value="1.16079885961974">
            <text:p>1,16080</text:p>
          </table:table-cell>
          <table:table-cell table:number-columns-repeated="4"/>
        </table:table-row>
        <table:table-row table:style-name="ro1">
          <table:table-cell table:formula="of:=LN([.C66])-0.15" office:value-type="float" office:value="1.57575696101378">
            <text:p>1,575756961</text:p>
          </table:table-cell>
          <table:table-cell table:formula="of:=4/[.C66]+0.32" office:value-type="float" office:value="1.03215293100724">
            <text:p>1,032152931</text:p>
          </table:table-cell>
          <table:table-cell table:formula="of:=LN([.F66])" office:value-type="float" office:value="5.61677109766657">
            <text:p>5,6167710977</text:p>
          </table:table-cell>
          <table:table-cell office:value-type="float" office:value="18">
            <text:p>18</text:p>
          </table:table-cell>
          <table:table-cell office:value-type="string">
            <text:p>USA</text:p>
          </table:table-cell>
          <table:table-cell office:value-type="float" office:value="275">
            <text:p>275</text:p>
          </table:table-cell>
          <table:table-cell table:style-name="ce5" table:formula="of:=[.B66]" office:value-type="float" office:value="1.03215293100724">
            <text:p>1,03215</text:p>
          </table:table-cell>
          <table:table-cell table:style-name="ce5" table:formula="of:=[.A66]" office:value-type="float" office:value="1.57575696101378">
            <text:p>1,57576</text:p>
          </table:table-cell>
          <table:table-cell table:style-name="ce5" table:formula="of:=[.G66]/[.$G$82]" office:value-type="float" office:value="0.781768958637594">
            <text:p>0,78177</text:p>
          </table:table-cell>
          <table:table-cell table:style-name="ce5" table:formula="of:=[.H66]/[.$H$82]" office:value-type="float" office:value="1.17915891704839">
            <text:p>1,17916</text:p>
          </table:table-cell>
          <table:table-cell table:number-columns-repeated="4"/>
        </table:table-row>
        <table:table-row table:style-name="ro1">
          <table:table-cell table:formula="of:=LN([.C67])-0.15" office:value-type="float" office:value="1.60238104957735">
            <text:p>1,6023810496</text:p>
          </table:table-cell>
          <table:table-cell table:formula="of:=4/[.C67]+0.32" office:value-type="float" office:value="1.0134426851274">
            <text:p>1,0134426851</text:p>
          </table:table-cell>
          <table:table-cell table:formula="of:=LN([.F67])" office:value-type="float" office:value="5.76832099579377">
            <text:p>5,7683209958</text:p>
          </table:table-cell>
          <table:table-cell office:value-type="float" office:value="19">
            <text:p>19</text:p>
          </table:table-cell>
          <table:table-cell office:value-type="string">
            <text:p>Ecuador</text:p>
          </table:table-cell>
          <table:table-cell office:value-type="float" office:value="320">
            <text:p>320</text:p>
          </table:table-cell>
          <table:table-cell table:style-name="ce5" table:formula="of:=[.B67]" office:value-type="float" office:value="1.0134426851274">
            <text:p>1,01344</text:p>
          </table:table-cell>
          <table:table-cell table:style-name="ce5" table:formula="of:=[.A67]" office:value-type="float" office:value="1.60238104957735">
            <text:p>1,60238</text:p>
          </table:table-cell>
          <table:table-cell table:style-name="ce5" table:formula="of:=[.G67]/[.$G$82]" office:value-type="float" office:value="0.767597522411511">
            <text:p>0,76760</text:p>
          </table:table-cell>
          <table:table-cell table:style-name="ce5" table:formula="of:=[.H67]/[.$H$82]" office:value-type="float" office:value="1.19908206015659">
            <text:p>1,19908</text:p>
          </table:table-cell>
          <table:table-cell table:number-columns-repeated="4"/>
        </table:table-row>
        <table:table-row table:style-name="ro1">
          <table:table-cell table:formula="of:=LN([.C68])-0.15" office:value-type="float" office:value="1.61283612939392">
            <text:p>1,6128361294</text:p>
          </table:table-cell>
          <table:table-cell table:formula="of:=4/[.C68]+0.32" office:value-type="float" office:value="1.0062304544265">
            <text:p>1,0062304544</text:p>
          </table:table-cell>
          <table:table-cell table:formula="of:=LN([.F68])" office:value-type="float" office:value="5.82894561761021">
            <text:p>5,8289456176</text:p>
          </table:table-cell>
          <table:table-cell office:value-type="float" office:value="20">
            <text:p>20</text:p>
          </table:table-cell>
          <table:table-cell office:value-type="string">
            <text:p>Wales</text:p>
          </table:table-cell>
          <table:table-cell office:value-type="float" office:value="340">
            <text:p>340</text:p>
          </table:table-cell>
          <table:table-cell table:style-name="ce5" table:formula="of:=[.B68]" office:value-type="float" office:value="1.0062304544265">
            <text:p>1,00623</text:p>
          </table:table-cell>
          <table:table-cell table:style-name="ce5" table:formula="of:=[.A68]" office:value-type="float" office:value="1.61283612939392">
            <text:p>1,61284</text:p>
          </table:table-cell>
          <table:table-cell table:style-name="ce5" table:formula="of:=[.G68]/[.$G$82]" office:value-type="float" office:value="0.762134864780924">
            <text:p>0,76213</text:p>
          </table:table-cell>
          <table:table-cell table:style-name="ce5" table:formula="of:=[.H68]/[.$H$82]" office:value-type="float" office:value="1.20690572897048">
            <text:p>1,20691</text:p>
          </table:table-cell>
          <table:table-cell table:number-columns-repeated="4"/>
        </table:table-row>
        <table:table-row table:style-name="ro2">
          <table:table-cell table:formula="of:=LN([.C69])-0.15" office:value-type="float" office:value="1.63393616924511">
            <text:p>1,6339361692</text:p>
          </table:table-cell>
          <table:table-cell table:formula="of:=4/[.C69]+0.32" office:value-type="float" office:value="0.991902654635658">
            <text:p>0,9919026546</text:p>
          </table:table-cell>
          <table:table-cell table:formula="of:=LN([.F69])" office:value-type="float" office:value="5.95324333428778">
            <text:p>5,9532433343</text:p>
          </table:table-cell>
          <table:table-cell office:value-type="float" office:value="21">
            <text:p>21</text:p>
          </table:table-cell>
          <table:table-cell office:value-type="string">
            <text:p>Korea Republic</text:p>
          </table:table-cell>
          <table:table-cell office:value-type="float" office:value="385">
            <text:p>385</text:p>
          </table:table-cell>
          <table:table-cell table:style-name="ce5" table:formula="of:=[.B69]" office:value-type="float" office:value="0.991902654635658">
            <text:p>0,99190</text:p>
          </table:table-cell>
          <table:table-cell table:style-name="ce5" table:formula="of:=[.A69]" office:value-type="float" office:value="1.63393616924511">
            <text:p>1,63394</text:p>
          </table:table-cell>
          <table:table-cell table:style-name="ce5" table:formula="of:=[.G69]/[.$G$82]" office:value-type="float" office:value="0.751282762553086">
            <text:p>0,75128</text:p>
          </table:table-cell>
          <table:table-cell table:style-name="ce5" table:formula="of:=[.H69]/[.$H$82]" office:value-type="float" office:value="1.22269515637343">
            <text:p>1,22270</text:p>
          </table:table-cell>
          <table:table-cell table:number-columns-repeated="4"/>
        </table:table-row>
        <table:table-row table:style-name="ro1">
          <table:table-cell table:formula="of:=LN([.C70])-0.15" office:value-type="float" office:value="1.64240710398514">
            <text:p>1,642407104</text:p>
          </table:table-cell>
          <table:table-cell table:formula="of:=4/[.C70]+0.32" office:value-type="float" office:value="0.986235049942025">
            <text:p>0,9862350499</text:p>
          </table:table-cell>
          <table:table-cell table:formula="of:=LN([.F70])" office:value-type="float" office:value="6.00388706710654">
            <text:p>6,0038870671</text:p>
          </table:table-cell>
          <table:table-cell office:value-type="float" office:value="22">
            <text:p>22</text:p>
          </table:table-cell>
          <table:table-cell office:value-type="string">
            <text:p>Morocco</text:p>
          </table:table-cell>
          <table:table-cell office:value-type="float" office:value="405">
            <text:p>405</text:p>
          </table:table-cell>
          <table:table-cell table:style-name="ce5" table:formula="of:=[.B70]" office:value-type="float" office:value="0.986235049942025">
            <text:p>0,98624</text:p>
          </table:table-cell>
          <table:table-cell table:style-name="ce5" table:formula="of:=[.A70]" office:value-type="float" office:value="1.64240710398514">
            <text:p>1,64241</text:p>
          </table:table-cell>
          <table:table-cell table:style-name="ce5" table:formula="of:=[.G70]/[.$G$82]" office:value-type="float" office:value="0.746990029096438">
            <text:p>0,74699</text:p>
          </table:table-cell>
          <table:table-cell table:style-name="ce5" table:formula="of:=[.H70]/[.$H$82]" office:value-type="float" office:value="1.22903406426441">
            <text:p>1,22903</text:p>
          </table:table-cell>
          <table:table-cell table:number-columns-repeated="4"/>
        </table:table-row>
        <table:table-row table:style-name="ro1">
          <table:table-cell table:formula="of:=LN([.C71])-0.15" office:value-type="float" office:value="1.65233422698181">
            <text:p>1,652334227</text:p>
          </table:table-cell>
          <table:table-cell table:formula="of:=4/[.C71]+0.32" office:value-type="float" office:value="0.979653972286021">
            <text:p>0,9796539723</text:p>
          </table:table-cell>
          <table:table-cell table:formula="of:=LN([.F71])" office:value-type="float" office:value="6.06378520868761">
            <text:p>6,0637852087</text:p>
          </table:table-cell>
          <table:table-cell office:value-type="float" office:value="23">
            <text:p>23</text:p>
          </table:table-cell>
          <table:table-cell office:value-type="string">
            <text:p>Japan</text:p>
          </table:table-cell>
          <table:table-cell office:value-type="float" office:value="430">
            <text:p>430</text:p>
          </table:table-cell>
          <table:table-cell table:style-name="ce5" table:formula="of:=[.B71]" office:value-type="float" office:value="0.979653972286021">
            <text:p>0,97965</text:p>
          </table:table-cell>
          <table:table-cell table:style-name="ce5" table:formula="of:=[.A71]" office:value-type="float" office:value="1.65233422698181">
            <text:p>1,65233</text:p>
          </table:table-cell>
          <table:table-cell table:style-name="ce5" table:formula="of:=[.G71]/[.$G$82]" office:value-type="float" office:value="0.74200541676692">
            <text:p>0,74201</text:p>
          </table:table-cell>
          <table:table-cell table:style-name="ce5" table:formula="of:=[.H71]/[.$H$82]" office:value-type="float" office:value="1.23646265629463">
            <text:p>1,23646</text:p>
          </table:table-cell>
          <table:table-cell table:number-columns-repeated="4"/>
        </table:table-row>
        <table:table-row table:style-name="ro1">
          <table:table-cell table:formula="of:=LN([.C72])-0.15" office:value-type="float" office:value="1.6616106932112">
            <text:p>1,6616106932</text:p>
          </table:table-cell>
          <table:table-cell table:formula="of:=4/[.C72]+0.32" office:value-type="float" office:value="0.973563009473095">
            <text:p>0,9735630095</text:p>
          </table:table-cell>
          <table:table-cell table:formula="of:=LN([.F72])" office:value-type="float" office:value="6.12029741895095">
            <text:p>6,120297419</text:p>
          </table:table-cell>
          <table:table-cell office:value-type="float" office:value="24">
            <text:p>24</text:p>
          </table:table-cell>
          <table:table-cell office:value-type="string">
            <text:p>Cameroon</text:p>
          </table:table-cell>
          <table:table-cell office:value-type="float" office:value="455">
            <text:p>455</text:p>
          </table:table-cell>
          <table:table-cell table:style-name="ce5" table:formula="of:=[.B72]" office:value-type="float" office:value="0.973563009473095">
            <text:p>0,97356</text:p>
          </table:table-cell>
          <table:table-cell table:style-name="ce5" table:formula="of:=[.A72]" office:value-type="float" office:value="1.6616106932112">
            <text:p>1,66161</text:p>
          </table:table-cell>
          <table:table-cell table:style-name="ce5" table:formula="of:=[.G72]/[.$G$82]" office:value-type="float" office:value="0.737392025173182">
            <text:p>0,73739</text:p>
          </table:table-cell>
          <table:table-cell table:style-name="ce5" table:formula="of:=[.H72]/[.$H$82]" office:value-type="float" office:value="1.24340435361453">
            <text:p>1,24340</text:p>
          </table:table-cell>
          <table:table-cell table:number-columns-repeated="4"/>
        </table:table-row>
        <table:table-row table:style-name="ro1">
          <table:table-cell table:formula="of:=LN([.C73])-0.15" office:value-type="float" office:value="1.66339480978525">
            <text:p>1,6633948098</text:p>
          </table:table-cell>
          <table:table-cell table:formula="of:=4/[.C73]+0.32" office:value-type="float" office:value="0.972398016426432">
            <text:p>0,9723980164</text:p>
          </table:table-cell>
          <table:table-cell table:formula="of:=LN([.F73])" office:value-type="float" office:value="6.13122648948314">
            <text:p>6,1312264895</text:p>
          </table:table-cell>
          <table:table-cell office:value-type="float" office:value="25">
            <text:p>25</text:p>
          </table:table-cell>
          <table:table-cell office:value-type="string">
            <text:p>Ghana</text:p>
          </table:table-cell>
          <table:table-cell office:value-type="float" office:value="460">
            <text:p>460</text:p>
          </table:table-cell>
          <table:table-cell table:style-name="ce5" table:formula="of:=[.B73]" office:value-type="float" office:value="0.972398016426432">
            <text:p>0,97240</text:p>
          </table:table-cell>
          <table:table-cell table:style-name="ce5" table:formula="of:=[.A73]" office:value-type="float" office:value="1.66339480978525">
            <text:p>1,66339</text:p>
          </table:table-cell>
          <table:table-cell table:style-name="ce5" table:formula="of:=[.G73]/[.$G$82]" office:value-type="float" office:value="0.736509641009412">
            <text:p>0,73651</text:p>
          </table:table-cell>
          <table:table-cell table:style-name="ce5" table:formula="of:=[.H73]/[.$H$82]" office:value-type="float" office:value="1.24473943067235">
            <text:p>1,24474</text:p>
          </table:table-cell>
          <table:table-cell table:number-columns-repeated="4"/>
        </table:table-row>
        <table:table-row table:style-name="ro1">
          <table:table-cell table:formula="of:=LN([.C74])-0.15" office:value-type="float" office:value="1.71585656385355">
            <text:p>1,7158565639</text:p>
          </table:table-cell>
          <table:table-cell table:formula="of:=4/[.C74]+0.32" office:value-type="float" office:value="0.939054352792193">
            <text:p>0,9390543528</text:p>
          </table:table-cell>
          <table:table-cell table:formula="of:=LN([.F74])" office:value-type="float" office:value="6.46146817635372">
            <text:p>6,4614681764</text:p>
          </table:table-cell>
          <table:table-cell office:value-type="float" office:value="26">
            <text:p>26</text:p>
          </table:table-cell>
          <table:table-cell office:value-type="string">
            <text:p>Qatar</text:p>
          </table:table-cell>
          <table:table-cell office:value-type="float" office:value="640">
            <text:p>640</text:p>
          </table:table-cell>
          <table:table-cell table:style-name="ce5" table:formula="of:=[.B74]" office:value-type="float" office:value="0.939054352792193">
            <text:p>0,93905</text:p>
          </table:table-cell>
          <table:table-cell table:style-name="ce5" table:formula="of:=[.A74]" office:value-type="float" office:value="1.71585656385355">
            <text:p>1,71586</text:p>
          </table:table-cell>
          <table:table-cell table:style-name="ce5" table:formula="of:=[.G74]/[.$G$82]" office:value-type="float" office:value="0.711254622675003">
            <text:p>0,71125</text:p>
          </table:table-cell>
          <table:table-cell table:style-name="ce5" table:formula="of:=[.H74]/[.$H$82]" office:value-type="float" office:value="1.28399722654072">
            <text:p>1,28400</text:p>
          </table:table-cell>
          <table:table-cell table:number-columns-repeated="4"/>
        </table:table-row>
        <table:table-row table:style-name="ro1">
          <table:table-cell table:formula="of:=LN([.C75])-0.15" office:value-type="float" office:value="1.73807674570966">
            <text:p>1,7380767457</text:p>
          </table:table-cell>
          <table:table-cell table:formula="of:=4/[.C75]+0.32" office:value-type="float" office:value="0.92545055168144">
            <text:p>0,9254505517</text:p>
          </table:table-cell>
          <table:table-cell table:formula="of:=LN([.F75])" office:value-type="float" office:value="6.60665018619822">
            <text:p>6,6066501862</text:p>
          </table:table-cell>
          <table:table-cell office:value-type="float" office:value="27">
            <text:p>27</text:p>
          </table:table-cell>
          <table:table-cell office:value-type="string">
            <text:p>Canada</text:p>
          </table:table-cell>
          <table:table-cell office:value-type="float" office:value="740">
            <text:p>740</text:p>
          </table:table-cell>
          <table:table-cell table:style-name="ce5" table:formula="of:=[.B75]" office:value-type="float" office:value="0.92545055168144">
            <text:p>0,92545</text:p>
          </table:table-cell>
          <table:table-cell table:style-name="ce5" table:formula="of:=[.A75]" office:value-type="float" office:value="1.73807674570966">
            <text:p>1,73808</text:p>
          </table:table-cell>
          <table:table-cell table:style-name="ce5" table:formula="of:=[.G75]/[.$G$82]" office:value-type="float" office:value="0.700950888501146">
            <text:p>0,70095</text:p>
          </table:table-cell>
          <table:table-cell table:style-name="ce5" table:formula="of:=[.H75]/[.$H$82]" office:value-type="float" office:value="1.30062487041114">
            <text:p>1,30062</text:p>
          </table:table-cell>
          <table:table-cell table:number-columns-repeated="4"/>
        </table:table-row>
        <table:table-row table:style-name="ro1">
          <table:table-cell table:formula="of:=LN([.C76])-0.15" office:value-type="float" office:value="1.75440092236397">
            <text:p>1,7544009224</text:p>
          </table:table-cell>
          <table:table-cell table:formula="of:=4/[.C76]+0.32" office:value-type="float" office:value="0.915647302600729">
            <text:p>0,9156473026</text:p>
          </table:table-cell>
          <table:table-cell table:formula="of:=LN([.F76])" office:value-type="float" office:value="6.71538338633468">
            <text:p>6,7153833863</text:p>
          </table:table-cell>
          <table:table-cell office:value-type="float" office:value="28">
            <text:p>28</text:p>
          </table:table-cell>
          <table:table-cell office:value-type="string">
            <text:p>Australia</text:p>
          </table:table-cell>
          <table:table-cell office:value-type="float" office:value="825">
            <text:p>825</text:p>
          </table:table-cell>
          <table:table-cell table:style-name="ce5" table:formula="of:=[.B76]" office:value-type="float" office:value="0.915647302600729">
            <text:p>0,91565</text:p>
          </table:table-cell>
          <table:table-cell table:style-name="ce5" table:formula="of:=[.A76]" office:value-type="float" office:value="1.75440092236397">
            <text:p>1,75440</text:p>
          </table:table-cell>
          <table:table-cell table:style-name="ce5" table:formula="of:=[.G76]/[.$G$82]" office:value-type="float" office:value="0.693525752559698">
            <text:p>0,69353</text:p>
          </table:table-cell>
          <table:table-cell table:style-name="ce5" table:formula="of:=[.H76]/[.$H$82]" office:value-type="float" office:value="1.31284045881826">
            <text:p>1,31284</text:p>
          </table:table-cell>
          <table:table-cell table:number-columns-repeated="4"/>
        </table:table-row>
        <table:table-row table:style-name="ro1">
          <table:table-cell table:formula="of:=LN([.C77])-0.15" office:value-type="float" office:value="1.75440092236397">
            <text:p>1,7544009224</text:p>
          </table:table-cell>
          <table:table-cell table:formula="of:=4/[.C77]+0.32" office:value-type="float" office:value="0.915647302600729">
            <text:p>0,9156473026</text:p>
          </table:table-cell>
          <table:table-cell table:formula="of:=LN([.F77])" office:value-type="float" office:value="6.71538338633468">
            <text:p>6,7153833863</text:p>
          </table:table-cell>
          <table:table-cell office:value-type="float" office:value="29">
            <text:p>29</text:p>
          </table:table-cell>
          <table:table-cell office:value-type="string">
            <text:p>Iran</text:p>
          </table:table-cell>
          <table:table-cell office:value-type="float" office:value="825">
            <text:p>825</text:p>
          </table:table-cell>
          <table:table-cell table:style-name="ce5" table:formula="of:=[.B77]" office:value-type="float" office:value="0.915647302600729">
            <text:p>0,91565</text:p>
          </table:table-cell>
          <table:table-cell table:style-name="ce5" table:formula="of:=[.A77]" office:value-type="float" office:value="1.75440092236397">
            <text:p>1,75440</text:p>
          </table:table-cell>
          <table:table-cell table:style-name="ce5" table:formula="of:=[.G77]/[.$G$82]" office:value-type="float" office:value="0.693525752559698">
            <text:p>0,69353</text:p>
          </table:table-cell>
          <table:table-cell table:style-name="ce5" table:formula="of:=[.H77]/[.$H$82]" office:value-type="float" office:value="1.31284045881826">
            <text:p>1,31284</text:p>
          </table:table-cell>
          <table:table-cell table:number-columns-repeated="4"/>
        </table:table-row>
        <table:table-row table:style-name="ro1">
          <table:table-cell table:formula="of:=LN([.C78])-0.15" office:value-type="float" office:value="1.76727472126149">
            <text:p>1,7672747213</text:p>
          </table:table-cell>
          <table:table-cell table:formula="of:=4/[.C78]+0.32" office:value-type="float" office:value="0.908028207590412">
            <text:p>0,9080282076</text:p>
          </table:table-cell>
          <table:table-cell table:formula="of:=LN([.F78])" office:value-type="float" office:value="6.80239476332431">
            <text:p>6,8023947633</text:p>
          </table:table-cell>
          <table:table-cell office:value-type="float" office:value="30">
            <text:p>30</text:p>
          </table:table-cell>
          <table:table-cell office:value-type="string">
            <text:p>Tunisia</text:p>
          </table:table-cell>
          <table:table-cell office:value-type="float" office:value="900">
            <text:p>900</text:p>
          </table:table-cell>
          <table:table-cell table:style-name="ce5" table:formula="of:=[.B78]" office:value-type="float" office:value="0.908028207590412">
            <text:p>0,90803</text:p>
          </table:table-cell>
          <table:table-cell table:style-name="ce5" table:formula="of:=[.A78]" office:value-type="float" office:value="1.76727472126149">
            <text:p>1,76727</text:p>
          </table:table-cell>
          <table:table-cell table:style-name="ce5" table:formula="of:=[.G78]/[.$G$82]" office:value-type="float" office:value="0.687754929464555">
            <text:p>0,68775</text:p>
          </table:table-cell>
          <table:table-cell table:style-name="ce5" table:formula="of:=[.H78]/[.$H$82]" office:value-type="float" office:value="1.32247408579366">
            <text:p>1,32247</text:p>
          </table:table-cell>
          <table:table-cell table:number-columns-repeated="4"/>
        </table:table-row>
        <table:table-row table:style-name="ro1">
          <table:table-cell table:formula="of:=LN([.C79])-0.15" office:value-type="float" office:value="1.78264473391607">
            <text:p>1,7826447339</text:p>
          </table:table-cell>
          <table:table-cell table:formula="of:=4/[.C79]+0.32" office:value-type="float" office:value="0.899059309204336">
            <text:p>0,8990593092</text:p>
          </table:table-cell>
          <table:table-cell table:formula="of:=LN([.F79])" office:value-type="float" office:value="6.90775527898214">
            <text:p>6,907755279</text:p>
          </table:table-cell>
          <table:table-cell office:value-type="float" office:value="31">
            <text:p>31</text:p>
          </table:table-cell>
          <table:table-cell office:value-type="string">
            <text:p>Costa Rica</text:p>
          </table:table-cell>
          <table:table-cell office:value-type="float" office:value="1000">
            <text:p>1000</text:p>
          </table:table-cell>
          <table:table-cell table:style-name="ce5" table:formula="of:=[.B79]" office:value-type="float" office:value="0.899059309204336">
            <text:p>0,89906</text:p>
          </table:table-cell>
          <table:table-cell table:style-name="ce5" table:formula="of:=[.A79]" office:value-type="float" office:value="1.78264473391607">
            <text:p>1,78264</text:p>
          </table:table-cell>
          <table:table-cell table:style-name="ce5" table:formula="of:=[.G79]/[.$G$82]" office:value-type="float" office:value="0.680961743938678">
            <text:p>0,68096</text:p>
          </table:table-cell>
          <table:table-cell table:style-name="ce5" table:formula="of:=[.H79]/[.$H$82]" office:value-type="float" office:value="1.33397566117945">
            <text:p>1,33398</text:p>
          </table:table-cell>
          <table:table-cell table:number-columns-repeated="4"/>
        </table:table-row>
        <table:table-row table:style-name="ro1">
          <table:table-cell table:formula="of:=LN([.C80])-0.15" office:value-type="float" office:value="1.78264473391607">
            <text:p>1,7826447339</text:p>
          </table:table-cell>
          <table:table-cell table:formula="of:=4/[.C80]+0.32" office:value-type="float" office:value="0.899059309204336">
            <text:p>0,8990593092</text:p>
          </table:table-cell>
          <table:table-cell table:formula="of:=LN([.F80])" office:value-type="float" office:value="6.90775527898214">
            <text:p>6,907755279</text:p>
          </table:table-cell>
          <table:table-cell office:value-type="float" office:value="32">
            <text:p>32</text:p>
          </table:table-cell>
          <table:table-cell office:value-type="string">
            <text:p>Saudi Arabia</text:p>
          </table:table-cell>
          <table:table-cell office:value-type="float" office:value="1000">
            <text:p>1000</text:p>
          </table:table-cell>
          <table:table-cell table:style-name="ce5" table:formula="of:=[.B80]" office:value-type="float" office:value="0.899059309204336">
            <text:p>0,89906</text:p>
          </table:table-cell>
          <table:table-cell table:style-name="ce5" table:formula="of:=[.A80]" office:value-type="float" office:value="1.78264473391607">
            <text:p>1,78264</text:p>
          </table:table-cell>
          <table:table-cell table:style-name="ce5" table:formula="of:=[.G80]/[.$G$82]" office:value-type="float" office:value="0.680961743938678">
            <text:p>0,68096</text:p>
          </table:table-cell>
          <table:table-cell table:style-name="ce5" table:formula="of:=[.H80]/[.$H$82]" office:value-type="float" office:value="1.33397566117945">
            <text:p>1,3339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Default" table:formula="of:=SUM([.G49:.G80])/32" office:value-type="float" office:value="1.32027873402136">
            <text:p>1,320278734</text:p>
          </table:table-cell>
          <table:table-cell table:style-name="Default" table:formula="of:=SUM([.H49:.H80])/32" office:value-type="float" office:value="1.33633977425039">
            <text:p>1,3363397743</text:p>
          </table:table-cell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Default" table:formula="of:=[.I49]*[.J80]" office:value-type="float" office:value="2.65721179716905">
            <text:p>2,6572117972</text:p>
          </table:table-cell>
          <table:table-cell table:style-name="Default" table:formula="of:=[.I80]*[.J49]" office:value-type="float" office:value="0.203359053688775">
            <text:p>0,2033590537</text:p>
          </table:table-cell>
          <table:table-cell table:style-name="Default" table:number-columns-repeated="2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6"/>
        <table:table-row table:style-name="ro1">
          <table:table-cell office:value-type="string">
            <text:p>Team</text:p>
          </table:table-cell>
          <table:table-cell office:value-type="string">
            <text:p>AttackPower</text:p>
          </table:table-cell>
          <table:table-cell office:value-type="string">
            <text:p>DefensePower</text:p>
          </table:table-cell>
          <table:table-cell table:style-name="Default" office:value-type="string">
            <text:p>Date</text:p>
          </table:table-cell>
        </table:table-row>
        <table:table-row table:style-name="ro1">
          <table:table-cell table:formula="of:=[Sheet1.E49]" office:value-type="string" office:string-value="Brazil">
            <text:p>Brazil</text:p>
          </table:table-cell>
          <table:table-cell table:formula="of:=[Sheet1.I49]" office:value-type="float" office:value="1.99194923453074">
            <text:p>1,9919492345</text:p>
          </table:table-cell>
          <table:table-cell table:formula="of:=[Sheet1.J49]" office:value-type="float" office:value="0.298635063568399">
            <text:p>0,2986350636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50]" office:value-type="string" office:string-value="France">
            <text:p>France</text:p>
          </table:table-cell>
          <table:table-cell table:formula="of:=[Sheet1.I50]" office:value-type="float" office:value="1.72661424759478">
            <text:p>1,7266142476</text:p>
          </table:table-cell>
          <table:table-cell table:formula="of:=[Sheet1.J50]" office:value-type="float" office:value="0.421709987449176">
            <text:p>0,4217099874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51]" office:value-type="string" office:string-value="Argentina">
            <text:p>Argentina</text:p>
          </table:table-cell>
          <table:table-cell table:formula="of:=[Sheet1.I51]" office:value-type="float" office:value="1.64284041943121">
            <text:p>1,6428404194</text:p>
          </table:table-cell>
          <table:table-cell table:formula="of:=[Sheet1.J51]" office:value-type="float" office:value="0.46518519413782">
            <text:p>0,4651851941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52]" office:value-type="string" office:string-value="England">
            <text:p>England</text:p>
          </table:table-cell>
          <table:table-cell table:formula="of:=[Sheet1.I52]" office:value-type="float" office:value="1.60095768855128">
            <text:p>1,6009576886</text:p>
          </table:table-cell>
          <table:table-cell table:formula="of:=[Sheet1.J52]" office:value-type="float" office:value="0.487905887024439">
            <text:p>0,487905887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53]" office:value-type="string" office:string-value="Spain">
            <text:p>Spain</text:p>
          </table:table-cell>
          <table:table-cell table:formula="of:=[Sheet1.I53]" office:value-type="float" office:value="1.54417871837455">
            <text:p>1,5441787184</text:p>
          </table:table-cell>
          <table:table-cell table:formula="of:=[Sheet1.J53]" office:value-type="float" office:value="0.519852234580722">
            <text:p>0,5198522346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54]" office:value-type="string" office:string-value="Germany">
            <text:p>Germany</text:p>
          </table:table-cell>
          <table:table-cell table:formula="of:=[Sheet1.I54]" office:value-type="float" office:value="1.45156560574038">
            <text:p>1,4515656057</text:p>
          </table:table-cell>
          <table:table-cell table:formula="of:=[Sheet1.J54]" office:value-type="float" office:value="0.575077298598697">
            <text:p>0,5750772986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55]" office:value-type="string" office:string-value="Netherlands">
            <text:p>Netherlands</text:p>
          </table:table-cell>
          <table:table-cell table:formula="of:=[Sheet1.I55]" office:value-type="float" office:value="1.3543476906911">
            <text:p>1,3543476907</text:p>
          </table:table-cell>
          <table:table-cell table:formula="of:=[Sheet1.J55]" office:value-type="float" office:value="0.63779745378011">
            <text:p>0,6377974538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56]" office:value-type="string" office:string-value="Portugal">
            <text:p>Portugal</text:p>
          </table:table-cell>
          <table:table-cell table:formula="of:=[Sheet1.I56]" office:value-type="float" office:value="1.30622949938367">
            <text:p>1,3062294994</text:p>
          </table:table-cell>
          <table:table-cell table:formula="of:=[Sheet1.J56]" office:value-type="float" office:value="0.670900505838393">
            <text:p>0,6709005058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57]" office:value-type="string" office:string-value="Belgium">
            <text:p>Belgium</text:p>
          </table:table-cell>
          <table:table-cell table:formula="of:=[Sheet1.I57]" office:value-type="float" office:value="1.27596672288796">
            <text:p>1,2759667229</text:p>
          </table:table-cell>
          <table:table-cell table:formula="of:=[Sheet1.J57]" office:value-type="float" office:value="0.692495862144304">
            <text:p>0,6924958621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58]" office:value-type="string" office:string-value="Denmark">
            <text:p>Denmark</text:p>
          </table:table-cell>
          <table:table-cell table:formula="of:=[Sheet1.I58]" office:value-type="float" office:value="1.06934516572676">
            <text:p>1,0693451657</text:p>
          </table:table-cell>
          <table:table-cell table:formula="of:=[Sheet1.J58]" office:value-type="float" office:value="0.859389074334657">
            <text:p>0,8593890743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59]" office:value-type="string" office:string-value="Croatia">
            <text:p>Croatia</text:p>
          </table:table-cell>
          <table:table-cell table:formula="of:=[Sheet1.I59]" office:value-type="float" office:value="0.990108522006178">
            <text:p>0,990108522</text:p>
          </table:table-cell>
          <table:table-cell table:formula="of:=[Sheet1.J59]" office:value-type="float" office:value="0.934760407456874">
            <text:p>0,9347604075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60]" office:value-type="string" office:string-value="Uruguay">
            <text:p>Uruguay</text:p>
          </table:table-cell>
          <table:table-cell table:formula="of:=[Sheet1.I60]" office:value-type="float" office:value="0.961644549260631">
            <text:p>0,9616445493</text:p>
          </table:table-cell>
          <table:table-cell table:formula="of:=[Sheet1.J60]" office:value-type="float" office:value="0.963802703865962">
            <text:p>0,9638027039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61]" office:value-type="string" office:string-value="Senegal">
            <text:p>Senegal</text:p>
          </table:table-cell>
          <table:table-cell table:formula="of:=[Sheet1.I61]" office:value-type="float" office:value="0.911585267550823">
            <text:p>0,9115852676</text:p>
          </table:table-cell>
          <table:table-cell table:formula="of:=[Sheet1.J61]" office:value-type="float" office:value="1.01778423610099">
            <text:p>1,0177842361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62]" office:value-type="string" office:string-value="Serbia">
            <text:p>Serbia</text:p>
          </table:table-cell>
          <table:table-cell table:formula="of:=[Sheet1.I62]" office:value-type="float" office:value="0.869851607709252">
            <text:p>0,8698516077</text:p>
          </table:table-cell>
          <table:table-cell table:formula="of:=[Sheet1.J62]" office:value-type="float" office:value="1.06596938252046">
            <text:p>1,0659693825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63]" office:value-type="string" office:string-value="Switzerland">
            <text:p>Switzerland</text:p>
          </table:table-cell>
          <table:table-cell table:formula="of:=[Sheet1.I63]" office:value-type="float" office:value="0.835732959341388">
            <text:p>0,8357329593</text:p>
          </table:table-cell>
          <table:table-cell table:formula="of:=[Sheet1.J63]" office:value-type="float" office:value="1.10780631427661">
            <text:p>1,1078063143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64]" office:value-type="string" office:string-value="Poland">
            <text:p>Poland</text:p>
          </table:table-cell>
          <table:table-cell table:formula="of:=[Sheet1.I64]" office:value-type="float" office:value="0.797298573198704">
            <text:p>0,7972985732</text:p>
          </table:table-cell>
          <table:table-cell table:formula="of:=[Sheet1.J64]" office:value-type="float" office:value="1.15791874456692">
            <text:p>1,1579187446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65]" office:value-type="string" office:string-value="Mexico">
            <text:p>Mexico</text:p>
          </table:table-cell>
          <table:table-cell table:formula="of:=[Sheet1.I65]" office:value-type="float" office:value="0.79516687395408">
            <text:p>0,795166874</text:p>
          </table:table-cell>
          <table:table-cell table:formula="of:=[Sheet1.J65]" office:value-type="float" office:value="1.16079885961974">
            <text:p>1,1607988596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66]" office:value-type="string" office:string-value="USA">
            <text:p>USA</text:p>
          </table:table-cell>
          <table:table-cell table:formula="of:=[Sheet1.I66]" office:value-type="float" office:value="0.781768958637594">
            <text:p>0,7817689586</text:p>
          </table:table-cell>
          <table:table-cell table:formula="of:=[Sheet1.J66]" office:value-type="float" office:value="1.17915891704839">
            <text:p>1,179158917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67]" office:value-type="string" office:string-value="Ecuador">
            <text:p>Ecuador</text:p>
          </table:table-cell>
          <table:table-cell table:formula="of:=[Sheet1.I67]" office:value-type="float" office:value="0.767597522411511">
            <text:p>0,7675975224</text:p>
          </table:table-cell>
          <table:table-cell table:formula="of:=[Sheet1.J67]" office:value-type="float" office:value="1.19908206015659">
            <text:p>1,1990820602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68]" office:value-type="string" office:string-value="Wales">
            <text:p>Wales</text:p>
          </table:table-cell>
          <table:table-cell table:formula="of:=[Sheet1.I68]" office:value-type="float" office:value="0.762134864780924">
            <text:p>0,7621348648</text:p>
          </table:table-cell>
          <table:table-cell table:formula="of:=[Sheet1.J68]" office:value-type="float" office:value="1.20690572897048">
            <text:p>1,206905729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69]" office:value-type="string" office:string-value="Korea Republic">
            <text:p>Korea Republic</text:p>
          </table:table-cell>
          <table:table-cell table:formula="of:=[Sheet1.I69]" office:value-type="float" office:value="0.751282762553086">
            <text:p>0,7512827626</text:p>
          </table:table-cell>
          <table:table-cell table:formula="of:=[Sheet1.J69]" office:value-type="float" office:value="1.22269515637343">
            <text:p>1,2226951564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70]" office:value-type="string" office:string-value="Morocco">
            <text:p>Morocco</text:p>
          </table:table-cell>
          <table:table-cell table:formula="of:=[Sheet1.I70]" office:value-type="float" office:value="0.746990029096438">
            <text:p>0,7469900291</text:p>
          </table:table-cell>
          <table:table-cell table:formula="of:=[Sheet1.J70]" office:value-type="float" office:value="1.22903406426441">
            <text:p>1,2290340643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71]" office:value-type="string" office:string-value="Japan">
            <text:p>Japan</text:p>
          </table:table-cell>
          <table:table-cell table:formula="of:=[Sheet1.I71]" office:value-type="float" office:value="0.74200541676692">
            <text:p>0,7420054168</text:p>
          </table:table-cell>
          <table:table-cell table:formula="of:=[Sheet1.J71]" office:value-type="float" office:value="1.23646265629463">
            <text:p>1,2364626563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72]" office:value-type="string" office:string-value="Cameroon">
            <text:p>Cameroon</text:p>
          </table:table-cell>
          <table:table-cell table:formula="of:=[Sheet1.I72]" office:value-type="float" office:value="0.737392025173182">
            <text:p>0,7373920252</text:p>
          </table:table-cell>
          <table:table-cell table:formula="of:=[Sheet1.J72]" office:value-type="float" office:value="1.24340435361453">
            <text:p>1,2434043536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73]" office:value-type="string" office:string-value="Ghana">
            <text:p>Ghana</text:p>
          </table:table-cell>
          <table:table-cell table:formula="of:=[Sheet1.I73]" office:value-type="float" office:value="0.736509641009412">
            <text:p>0,736509641</text:p>
          </table:table-cell>
          <table:table-cell table:formula="of:=[Sheet1.J73]" office:value-type="float" office:value="1.24473943067235">
            <text:p>1,2447394307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74]" office:value-type="string" office:string-value="Qatar">
            <text:p>Qatar</text:p>
          </table:table-cell>
          <table:table-cell table:formula="of:=[Sheet1.I74]" office:value-type="float" office:value="0.711254622675003">
            <text:p>0,7112546227</text:p>
          </table:table-cell>
          <table:table-cell table:formula="of:=[Sheet1.J74]" office:value-type="float" office:value="1.28399722654072">
            <text:p>1,2839972265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75]" office:value-type="string" office:string-value="Canada">
            <text:p>Canada</text:p>
          </table:table-cell>
          <table:table-cell table:formula="of:=[Sheet1.I75]" office:value-type="float" office:value="0.700950888501146">
            <text:p>0,7009508885</text:p>
          </table:table-cell>
          <table:table-cell table:formula="of:=[Sheet1.J75]" office:value-type="float" office:value="1.30062487041114">
            <text:p>1,3006248704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76]" office:value-type="string" office:string-value="Australia">
            <text:p>Australia</text:p>
          </table:table-cell>
          <table:table-cell table:formula="of:=[Sheet1.I76]" office:value-type="float" office:value="0.693525752559698">
            <text:p>0,6935257526</text:p>
          </table:table-cell>
          <table:table-cell table:formula="of:=[Sheet1.J76]" office:value-type="float" office:value="1.31284045881826">
            <text:p>1,3128404588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77]" office:value-type="string" office:string-value="Iran">
            <text:p>Iran</text:p>
          </table:table-cell>
          <table:table-cell table:formula="of:=[Sheet1.I77]" office:value-type="float" office:value="0.693525752559698">
            <text:p>0,6935257526</text:p>
          </table:table-cell>
          <table:table-cell table:formula="of:=[Sheet1.J77]" office:value-type="float" office:value="1.31284045881826">
            <text:p>1,3128404588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78]" office:value-type="string" office:string-value="Tunisia">
            <text:p>Tunisia</text:p>
          </table:table-cell>
          <table:table-cell table:formula="of:=[Sheet1.I78]" office:value-type="float" office:value="0.687754929464555">
            <text:p>0,6877549295</text:p>
          </table:table-cell>
          <table:table-cell table:formula="of:=[Sheet1.J78]" office:value-type="float" office:value="1.32247408579366">
            <text:p>1,3224740858</text:p>
          </table:table-cell>
          <table:table-cell table:formula="of:=TODAY()" office:value-type="date" office:date-value="2022-10-05">
            <text:p>2022-10-05 00:00:00</text:p>
          </table:table-cell>
        </table:table-row>
        <table:table-row table:style-name="ro1">
          <table:table-cell table:formula="of:=[Sheet1.E79]" office:value-type="string" office:string-value="Costa Rica">
            <text:p>Costa Rica</text:p>
          </table:table-cell>
          <table:table-cell table:formula="of:=[Sheet1.I79]" office:value-type="float" office:value="0.680961743938678">
            <text:p>0,6809617439</text:p>
          </table:table-cell>
          <table:table-cell table:formula="of:=[Sheet1.J79]" office:value-type="float" office:value="1.33397566117945">
            <text:p>1,3339756612</text:p>
          </table:table-cell>
          <table:table-cell table:formula="of:=TODAY()" office:value-type="date" office:date-value="2022-10-05">
            <text:p>2022-10-05 00:00:00</text:p>
          </table:table-cell>
        </table:table-row>
      </table:table>
      <table:database-ranges>
        <table:database-range table:target-range-address="Sheet1.E48:Sheet1.K8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date-style style:name="N11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5">05-10-2022</text:date>, <text:time>20:3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5T19:12:58.76</meta:creation-date>
    <dc:date>2022-10-05T20:31:56.09</dc:date>
    <meta:editing-duration>PT34M54S</meta:editing-duration>
    <meta:editing-cycles>3</meta:editing-cycles>
    <meta:generator>OpenOffice/4.1.5$Win32 OpenOffice.org_project/415m1$Build-9789</meta:generator>
    <meta:document-statistic meta:table-count="3" meta:cell-count="830" meta:object-count="0"/>
  </office:meta>
</office:document-meta>
</file>